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>
            <text:p>Cache Test: 2 types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/>
          <table:table-cell table:style-name="ce1" office:value-type="string">
            <text:p>Linear 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ache Hits</text:p>
          </table:table-cell>
          <table:table-cell table:style-name="ce1" office:value-type="string">
            <text:p>Cache Miss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it Rate</text:p>
          </table:table-cell>
        </table:table-row>
        <table:table-row table:style-name="ro1">
          <table:table-cell/>
          <table:table-cell office:value-type="float" office:value="1.284">
            <text:p>1.284</text:p>
          </table:table-cell>
          <table:table-cell office:value-type="float" office:value="0.42">
            <text:p>0.42</text:p>
          </table:table-cell>
          <table:table-cell office:value-type="float" office:value="29999994">
            <text:p>29999994</text:p>
          </table:table-cell>
          <table:table-cell office:value-type="float" office:value="6">
            <text:p>6</text:p>
          </table:table-cell>
          <table:table-cell table:formula="of:=[.D4]+[.E4]" office:value-type="float" office:value="30000000">
            <text:p>30000000</text:p>
          </table:table-cell>
          <table:table-cell table:style-name="ce5" table:formula="of:=[.D4]/[.F4]" office:value-type="percentage" office:value="0.9999998">
            <text:p>99.99998%</text:p>
          </table:table-cell>
        </table:table-row>
        <table:table-row table:style-name="ro1">
          <table:table-cell/>
          <table:table-cell office:value-type="float" office:value="1.276">
            <text:p>1.276</text:p>
          </table:table-cell>
          <table:table-cell office:value-type="float" office:value="0.416">
            <text:p>0.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4">
            <text:p>1.284</text:p>
          </table:table-cell>
          <table:table-cell office:value-type="float" office:value="0.42">
            <text:p>0.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">
            <text:p>1.28</text:p>
          </table:table-cell>
          <table:table-cell office:value-type="float" office:value="0.424">
            <text:p>0.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4">
            <text:p>1.284</text:p>
          </table:table-cell>
          <table:table-cell office:value-type="float" office:value="0.424">
            <text:p>0.42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verage:</text:p>
          </table:table-cell>
          <table:table-cell table:style-name="ce2" table:formula="of:=AVERAGE([.B4:.B8])" office:value-type="float" office:value="1.2816">
            <text:p>1.2816</text:p>
          </table:table-cell>
          <table:table-cell table:style-name="ce2" table:formula="of:=AVERAGE([.C4:.C8])" office:value-type="float" office:value="0.4208">
            <text:p>0.4208</text:p>
          </table:table-cell>
          <table:table-cell table:number-columns-repeated="4"/>
        </table:table-row>
        <table:table-row table:style-name="ro1">
          <table:table-cell office:value-type="string">
            <text:p>% Improvement:</text:p>
          </table:table-cell>
          <table:table-cell/>
          <table:table-cell table:style-name="ce3" table:formula="of:=([.B9]-[.C9])/[.B9]" office:value-type="percentage" office:value="0.671660424469413">
            <text:p>67.17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Polymorphic Site: 8 types</text:p>
          </table:table-cell>
          <table:table-cell table:style-name="ce1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Linear 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ache Hits</text:p>
          </table:table-cell>
          <table:table-cell table:style-name="ce1" office:value-type="string">
            <text:p>Cache Miss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it Rate</text:p>
          </table:table-cell>
        </table:table-row>
        <table:table-row table:style-name="ro1">
          <table:table-cell/>
          <table:table-cell table:number-columns-repeated="2" office:value-type="float" office:value="0.172">
            <text:p>0.172</text:p>
          </table:table-cell>
          <table:table-cell table:style-name="ce4" office:value-type="float" office:value="1271406">
            <text:p>1271406</text:p>
          </table:table-cell>
          <table:table-cell table:style-name="ce4" office:value-type="float" office:value="1728591">
            <text:p>1728591</text:p>
          </table:table-cell>
          <table:table-cell table:formula="of:=[.D14]+[.E14]" office:value-type="float" office:value="2999997">
            <text:p>2999997</text:p>
          </table:table-cell>
          <table:table-cell table:style-name="ce3" table:formula="of:=[.D14]/[.F14]" office:value-type="percentage" office:value="0.423802423802424">
            <text:p>42.38%</text:p>
          </table:table-cell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0.172">
            <text:p>0.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0.172">
            <text:p>0.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0.176">
            <text:p>0.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6">
            <text:p>0.176</text:p>
          </table:table-cell>
          <table:table-cell office:value-type="float" office:value="0.168">
            <text:p>0.16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verage:</text:p>
          </table:table-cell>
          <table:table-cell table:style-name="ce2" table:formula="of:=AVERAGE([.B14:.B18])" office:value-type="float" office:value="0.1776">
            <text:p>0.1776</text:p>
          </table:table-cell>
          <table:table-cell table:style-name="ce2" table:formula="of:=AVERAGE([.C14:.C18])" office:value-type="float" office:value="0.172">
            <text:p>0.172</text:p>
          </table:table-cell>
          <table:table-cell table:number-columns-repeated="4"/>
        </table:table-row>
        <table:table-row table:style-name="ro1">
          <table:table-cell office:value-type="string">
            <text:p>% Improvement:</text:p>
          </table:table-cell>
          <table:table-cell/>
          <table:table-cell table:style-name="ce3" table:formula="of:=([.B19]-[.C19])/[.B19]" office:value-type="percentage" office:value="0.0315315315315315">
            <text:p>3.15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egamorphic Site: 9 type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Linear 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ache Hits</text:p>
          </table:table-cell>
          <table:table-cell table:style-name="ce1" office:value-type="string">
            <text:p>Cache Miss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it Rate</text:p>
          </table:table-cell>
        </table:table-row>
        <table:table-row table:style-name="ro1">
          <table:table-cell/>
          <table:table-cell office:value-type="float" office:value="0.176">
            <text:p>0.176</text:p>
          </table:table-cell>
          <table:table-cell office:value-type="float" office:value="0.188">
            <text:p>0.188</text:p>
          </table:table-cell>
          <table:table-cell table:style-name="ce4" office:value-type="float" office:value="863061">
            <text:p>863061</text:p>
          </table:table-cell>
          <table:table-cell table:style-name="ce4" office:value-type="float" office:value="2136936">
            <text:p>2136936</text:p>
          </table:table-cell>
          <table:table-cell table:formula="of:=[.D24]+[.E24]" office:value-type="float" office:value="2999997">
            <text:p>2999997</text:p>
          </table:table-cell>
          <table:table-cell table:style-name="ce3" table:formula="of:=[.D24]/[.F24]" office:value-type="percentage" office:value="0.287687287687288">
            <text:p>28.77%</text:p>
          </table:table-cell>
        </table:table-row>
        <table:table-row table:style-name="ro1">
          <table:table-cell/>
          <table:table-cell office:value-type="float" office:value="0.176">
            <text:p>0.176</text:p>
          </table:table-cell>
          <table:table-cell office:value-type="float" office:value="0.196">
            <text:p>0.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6">
            <text:p>0.176</text:p>
          </table:table-cell>
          <table:table-cell office:value-type="float" office:value="0.192">
            <text:p>0.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0.192">
            <text:p>0.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4">
            <text:p>0.184</text:p>
          </table:table-cell>
          <table:table-cell office:value-type="float" office:value="0.196">
            <text:p>0.19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verage:</text:p>
          </table:table-cell>
          <table:table-cell table:style-name="ce2" table:formula="of:=AVERAGE([.B24:.B28])" office:value-type="float" office:value="0.1784">
            <text:p>0.1784</text:p>
          </table:table-cell>
          <table:table-cell table:style-name="ce2" table:formula="of:=AVERAGE([.C24:.C28])" office:value-type="float" office:value="0.1928">
            <text:p>0.1928</text:p>
          </table:table-cell>
          <table:table-cell table:number-columns-repeated="4"/>
        </table:table-row>
        <table:table-row table:style-name="ro1">
          <table:table-cell office:value-type="string">
            <text:p>% Improvement:</text:p>
          </table:table-cell>
          <table:table-cell/>
          <table:table-cell table:style-name="ce3" table:formula="of:=([.B29]-[.C29])/[.B29]" office:value-type="percentage" office:value="-0.0807174887892378">
            <text:p>-8.07%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percentage-style style:name="N123">
      <number:number number:decimal-places="5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Harrington</meta:initial-creator>
    <meta:creation-date>2013-12-10T09:59:13</meta:creation-date>
    <dc:date>2013-12-10T11:05:05</dc:date>
    <dc:creator>Emma Harrington</dc:creator>
    <meta:editing-duration>PT46M48S</meta:editing-duration>
    <meta:editing-cycles>11</meta:editing-cycles>
    <meta:generator>LibreOffice/3.5$Linux_X86_64 LibreOffice_project/350m1$Build-2</meta:generator>
    <meta:printed-by>Emma Harrington</meta:printed-by>
    <meta:print-date>2013-12-10T10:56:28</meta:print-date>
    <meta:document-statistic meta:table-count="3" meta:cell-count="78" meta:object-count="0"/>
  </office:meta>
</office:document-meta>
</file>